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adornments="Regular" style:font-pitch="fixed"/>
    <style:font-face style:name="Liberation Mono" svg:font-family="'Liberation Mono'" style:font-adornments="Regular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55cm" fo:min-width="8.7cm" draw:shadow="hidden"/>
    </style:style>
    <style:style style:name="gr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2.102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79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4cm" fo:min-width="2.568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5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51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1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42cm" fo:min-width="2.901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42cm" fo:min-width="2.90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51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0.95cm"/>
    </style:style>
    <style:style style:name="gr16" style:family="graphic" style:parent-style-name="standard">
      <style:graphic-properties draw:stroke="none" svg:stroke-color="#000000" draw:fill="solid" draw:fill-color="#ffffff" fo:min-height="0.797cm" draw:shadow="hidden"/>
    </style:style>
    <style:style style:name="gr17" style:family="graphic" style:parent-style-name="standard">
      <style:graphic-properties svg:stroke-color="#000000" draw:fill="solid" draw:fill-color="#ffffff" draw:textarea-vertical-align="middle" draw:shadow="hidden"/>
    </style:style>
    <style:style style:name="gr1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1.84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1.15cm" fo:min-width="3.1cm"/>
    </style:style>
    <style:style style:name="gr21" style:family="graphic" style:parent-style-name="standard">
      <style:graphic-properties draw:textarea-horizontal-align="justify" draw:textarea-vertical-align="middle" draw:auto-grow-height="false" fo:min-height="1.1cm" fo:min-width="1.35cm"/>
    </style:style>
    <style:style style:name="gr2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2.386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>
      <style:graphic-properties draw:stroke="none" svg:stroke-color="#000000" draw:fill="none" draw:fill-color="#ffffff" fo:min-height="0.399cm"/>
    </style:style>
    <style:style style:name="gr24" style:family="graphic" style:parent-style-name="standard">
      <style:graphic-properties draw:stroke="none" svg:stroke-color="#000000" draw:fill="none" draw:fill-color="#ffffff" fo:min-height="0.797cm"/>
    </style:style>
    <style:style style:name="gr25" style:family="graphic" style:parent-style-name="standard">
      <style:graphic-properties draw:stroke="none" svg:stroke-color="#000000" draw:fill="none" draw:fill-color="#ffffff" fo:min-height="1.195cm"/>
    </style:style>
    <style:style style:name="gr2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draw:fit-to-size="false" fo:min-height="0.399cm" fo:min-width="2.119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cm" fo:min-width="1.85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2.496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6cm" fo:min-width="1.55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31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34cm" fo:min-width="1.652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Padrão_5f_1">
      <style:graphic-properties draw:textarea-horizontal-align="justify" draw:textarea-vertical-align="middle" draw:auto-grow-height="false" fo:min-height="0.489cm" fo:min-width="3.1cm"/>
    </style:style>
    <style:style style:name="gr36" style:family="graphic" style:parent-style-name="Padrão_5f_1">
      <style:graphic-properties draw:textarea-horizontal-align="justify" draw:textarea-vertical-align="middle" draw:auto-grow-height="false" fo:min-height="0.616cm" fo:min-width="3.1cm"/>
    </style:style>
    <style:style style:name="gr37" style:family="graphic" style:parent-style-name="standard">
      <style:graphic-properties draw:stroke="none" svg:stroke-color="#000000" draw:fill="none" draw:fill-color="#ffffff" fo:min-height="0.891cm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0.55cm"/>
    </style:style>
    <style:style style:name="gr40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1.484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75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526cm" fo:min-width="3.108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44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865cm" fo:min-width="3.1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45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3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456cm" fo:min-width="1.846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48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7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Padrão_5f_1">
      <style:graphic-properties fo:min-height="0.789cm" fo:min-width="3.1cm"/>
    </style:style>
    <style:style style:name="gr51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9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53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2.1cm" fo:padding-top="0.125cm" fo:padding-bottom="0.125cm" fo:padding-left="0.1cm" fo:padding-right="0.1cm" draw:shadow="hidden" draw:shadow-offset-x="0.2cm" draw:shadow-offset-y="0.2cm" draw:shadow-color="#808080"/>
    </style:style>
    <style:style style:name="gr54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55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text-properties style:font-name="Liberation Mono1"/>
    </style:style>
    <style:style style:name="P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style:font-name="Liberation Mono1"/>
    </style:style>
    <style:style style:name="P1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font-size="11pt" style:font-size-asian="18pt" style:font-size-complex="18pt"/>
    </style:style>
    <style:style style:name="P15" style:family="paragraph">
      <loext:graphic-properties draw:fill="none" draw:fill-color="#ffffff"/>
      <style:text-properties style:font-name="Liberation Mono1" fo:font-size="11pt"/>
    </style:style>
    <style:style style:name="P16" style:family="paragraph">
      <loext:graphic-properties draw:fill="none" draw:fill-color="#ffffff"/>
      <style:text-properties style:font-name="Liberation Mono1" fo:font-size="10pt" style:font-size-asian="18pt" style:font-size-complex="18pt"/>
    </style:style>
    <style:style style:name="P17" style:family="paragraph">
      <style:text-properties style:font-name="Liberation Mono1" fo:font-size="10pt" style:font-size-asian="18pt" style:font-size-complex="18pt"/>
    </style:style>
    <style:style style:name="P1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Mono1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1pt" style:font-size-asian="18pt" style:font-size-complex="18pt"/>
    </style:style>
    <style:style style:name="T6" style:family="text">
      <style:text-properties style:font-name="Liberation Mono1" fo:font-size="11pt"/>
    </style:style>
    <style:style style:name="T7" style:family="text">
      <style:text-properties style:font-name="Liberation Mono1" fo:font-size="10pt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xml:id="id14" draw:id="id14" draw:layer="layout" svg:width="9.2cm" svg:height="4.8cm" svg:x="1.206cm" svg:y="11.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" draw:id="id1" draw:layer="layout" svg:width="3.4cm" svg:height="1.6cm" svg:x="1.806cm" svg:y="3.59cm">
            <text:p text:style-name="P2"><text:span text:style-name="T1">Veri</text:span><text:span text:style-name="T1">fica</text:span><text:span text:style-name="T1">ção </text:span><text:span text:style-name="T1">dos </text:span></text:p>
            <text:p text:style-name="P2"><text:span text:style-name="T1">par</text:span><text:span text:style-name="T1">âm</text:span><text:span text:style-name="T1">etro</text:span><text:span text:style-name="T1">s</text:span></text:p>
            <text:p text:style-name="P2"><text:span text:style-name="T1">de </text:span><text:span text:style-name="T1">entr</text:span><text:span text:style-name="T1">ada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3" draw:text-style-name="P3" xml:id="id3" draw:id="id3" draw:layer="layout" svg:width="3.2cm" svg:height="1.828cm" svg:x="1.906cm" svg:y="7.99cm">
            <text:p text:style-name="P2"><text:span text:style-name="T1">Encontrar </text:span></text:p>
            <text:p text:style-name="P2"><text:span text:style-name="T1">número</text:span></text:p>
            <text:p text:style-name="P2"><text:span text:style-name="T1">máximo de</text:span></text:p>
            <text:p text:style-name="P2"><text:span text:style-name="T1">permutações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onnector draw:style-name="gr4" draw:text-style-name="P3" draw:layer="layout" svg:x1="3.506cm" svg:y1="5.19cm" svg:x2="3.506cm" svg:y2="5.89cm" draw:start-shape="id1" draw:start-glue-point="2" svg:d="M3506 5190v700" svg:viewBox="0 0 1 701">
            <text:p/>
          </draw:connector>
          <draw:connector draw:style-name="gr5" draw:text-style-name="P3" draw:layer="layout" svg:x1="3.506cm" svg:y1="7.39cm" svg:x2="3.506cm" svg:y2="7.99cm" draw:start-shape="id2" draw:start-glue-point="7" draw:end-shape="id3" draw:end-glue-point="0" svg:d="M3506 7390v600" svg:viewBox="0 0 1 601">
            <text:p/>
          </draw:connector>
          <draw:custom-shape draw:style-name="gr6" draw:text-style-name="P4" xml:id="id4" draw:id="id4" draw:layer="layout" svg:width="1.5cm" svg:height="0.8cm" svg:x="2.756cm" svg:y="1.89cm">
            <text:p text:style-name="P2"><text:span text:style-name="T2">main()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7" draw:text-style-name="P5" draw:layer="layout" svg:x1="3.506cm" svg:y1="2.69cm" svg:x2="3.506cm" svg:y2="3.59cm" draw:start-shape="id4" draw:start-glue-point="6" draw:end-shape="id1" draw:end-glue-point="0" svg:d="M3506 2690v900" svg:viewBox="0 0 1 901">
            <text:p/>
          </draw:connector>
          <draw:custom-shape draw:style-name="gr8" draw:text-style-name="P4" xml:id="id8" draw:id="id8" draw:layer="layout" svg:width="3.4cm" svg:height="1.21cm" svg:x="1.8cm" svg:y="19.69cm">
            <text:p text:style-name="P2"><text:span text:style-name="T2"><text:s/></text:span><text:span text:style-name="T2">return </text:span></text:p>
            <text:p text:style-name="P2"><text:span text:style-name="T2">EXIT_SUCESSS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9" draw:text-style-name="P3" xml:id="id7" draw:id="id7" draw:layer="layout" svg:width="3.2cm" svg:height="1.4cm" svg:x="1.906cm" svg:y="17.49cm">
            <text:p text:style-name="P2"><text:span text:style-name="T1">Libe</text:span><text:span text:style-name="T1">rtar </text:span></text:p>
            <text:p text:style-name="P2"><text:span text:style-name="T1">me</text:span><text:span text:style-name="T1">móri</text:span><text:span text:style-name="T1">a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10" draw:text-style-name="P3" xml:id="id5" draw:id="id5" draw:layer="layout" svg:width="3.2cm" svg:height="1.1cm" svg:x="1.906cm" svg:y="10.49cm">
            <text:p text:style-name="P2"><text:span text:style-name="T1">Co</text:span><text:span text:style-name="T1">ns</text:span><text:span text:style-name="T1">tru</text:span><text:span text:style-name="T1">ir </text:span><text:span text:style-name="T1">o </text:span></text:p>
            <text:p text:style-name="P2"><text:span text:style-name="T1">gr</text:span><text:span text:style-name="T1">afo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onnector draw:style-name="gr11" draw:text-style-name="P1" draw:layer="layout" svg:x1="3.506cm" svg:y1="9.818cm" svg:x2="3.506cm" svg:y2="10.49cm" draw:start-shape="id3" draw:start-glue-point="2" draw:end-shape="id5" draw:end-glue-point="0" svg:d="M3506 9818v672" svg:viewBox="0 0 1 673">
            <text:p/>
          </draw:connector>
          <draw:connector draw:style-name="gr11" draw:text-style-name="P1" xml:id="id11" draw:id="id11" draw:layer="layout" svg:x1="3.506cm" svg:y1="11.59cm" svg:x2="3.506cm" svg:y2="13.24cm" draw:start-shape="id5" draw:start-glue-point="2" draw:end-shape="id6" draw:end-glue-point="4" svg:d="M3506 11590v1650" svg:viewBox="0 0 1 1651">
            <text:p/>
          </draw:connector>
          <draw:connector draw:style-name="gr11" draw:text-style-name="P1" draw:layer="layout" svg:x1="3.506cm" svg:y1="18.89cm" svg:x2="3.5cm" svg:y2="19.69cm" draw:start-shape="id7" draw:start-glue-point="2" draw:end-shape="id8" draw:end-glue-point="4" svg:d="M3506 18890v401h-6v399" svg:viewBox="0 0 7 801">
            <text:p/>
          </draw:connector>
          <draw:custom-shape draw:style-name="gr12" draw:text-style-name="P3" xml:id="id2" draw:id="id2" draw:layer="layout" svg:width="3.4cm" svg:height="1.5cm" svg:x="1.806cm" svg:y="5.89cm">
            <text:p text:style-name="P2"><text:span text:style-name="T1">Abrir</text:span></text:p>
            <text:p text:style-name="P2"><text:span text:style-name="T1">ficheiros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3" draw:text-style-name="P3" xml:id="id10" draw:id="id10" draw:layer="layout" svg:width="3.4cm" svg:height="1.5cm" svg:x="5.906cm" svg:y="15.05cm">
            <text:p text:style-name="P2"><text:span text:style-name="T1">Escrever</text:span></text:p>
            <text:p text:style-name="P2"><text:span text:style-name="T1">soluções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4" draw:text-style-name="P3" xml:id="id9" draw:id="id9" draw:layer="layout" svg:width="3.2cm" svg:height="1.2cm" svg:x="6.006cm" svg:y="12.95cm">
            <text:p text:style-name="P2"><text:span text:style-name="T1">Resolver</text:span></text:p>
            <text:p text:style-name="P2"><text:span text:style-name="T1">problema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onnector draw:style-name="gr11" draw:text-style-name="P1" draw:layer="layout" draw:line-skew="-0.176cm" svg:x1="4.956cm" svg:y1="14.64cm" svg:x2="6.006cm" svg:y2="13.55cm" draw:start-shape="id6" draw:start-glue-point="7" draw:end-shape="id9" draw:end-glue-point="3" svg:d="M4956 14640h350v-1090h700" svg:viewBox="0 0 1051 1091">
            <text:p/>
          </draw:connector>
          <draw:connector draw:style-name="gr11" draw:text-style-name="P1" draw:layer="layout" svg:x1="7.606cm" svg:y1="14.15cm" svg:x2="7.606cm" svg:y2="15.05cm" draw:start-shape="id9" draw:start-glue-point="2" draw:end-shape="id10" draw:end-glue-point="5" svg:d="M7606 14150v900" svg:viewBox="0 0 1 901">
            <text:p/>
          </draw:connector>
          <draw:custom-shape draw:style-name="gr15" draw:text-style-name="P1" xml:id="id6" draw:id="id6" draw:layer="layout" svg:width="2.9cm" svg:height="2.8cm" svg:x="2.056cm" svg:y="13.24cm">
            <text:p text:style-name="P6">Ler problema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text-style-name="P1" draw:layer="layout" svg:x1="9.306cm" svg:y1="15.8cm" svg:x2="3.506cm" svg:y2="12.415cm" draw:start-shape="id10" draw:start-glue-point="8" draw:end-shape="id11" draw:end-glue-point="0" svg:d="M9306 15800h502v-3385h-6302" svg:viewBox="0 0 6303 3386">
            <text:p/>
          </draw:connector>
          <draw:connector draw:style-name="gr11" draw:text-style-name="P1" draw:layer="layout" svg:x1="3.506cm" svg:y1="16.04cm" svg:x2="3.506cm" svg:y2="17.49cm" draw:start-shape="id6" draw:start-glue-point="6" draw:end-shape="id7" draw:end-glue-point="0" svg:d="M3506 16040v1450" svg:viewBox="0 0 1 1451">
            <text:p/>
          </draw:connector>
          <draw:frame draw:style-name="gr16" draw:text-style-name="P7" xml:id="id12" draw:id="id12" draw:layer="layout" svg:width="3.9cm" svg:height="1.047cm" svg:x="5.606cm" svg:y="7.443cm">
            <draw:text-box>
              <text:p><text:span text:style-name="T3">find_max_perm()</text:span></text:p>
            </draw:text-box>
          </draw:frame>
          <draw:connector draw:style-name="gr17" draw:text-style-name="P1" draw:layer="layout" svg:x1="5.106cm" svg:y1="8.904cm" svg:x2="7.556cm" svg:y2="8.49cm" draw:start-shape="id3" draw:start-glue-point="1" draw:end-shape="id12" svg:d="M5106 8904h2450v-414" svg:viewBox="0 0 2451 415">
            <text:p/>
          </draw:connector>
          <draw:frame draw:style-name="gr16" draw:text-style-name="P7" xml:id="id13" draw:id="id13" draw:layer="layout" svg:width="2.9cm" svg:height="1.047cm" svg:x="10.606cm" svg:y="12.69cm">
            <draw:text-box>
              <text:p><text:span text:style-name="T3">solve_pal()</text:span></text:p>
            </draw:text-box>
          </draw:frame>
          <draw:connector draw:style-name="gr17" draw:text-style-name="P1" draw:layer="layout" svg:x1="12.056cm" svg:y1="13.737cm" svg:x2="10.406cm" svg:y2="14.29cm" draw:start-shape="id13" draw:start-glue-point="2" draw:end-shape="id14" draw:end-glue-point="1" svg:d="M12056 13737v553h-1650" svg:viewBox="0 0 1651 554">
            <text:p/>
          </draw:connector>
          <draw:frame draw:style-name="gr16" draw:text-style-name="P7" xml:id="id15" draw:id="id15" draw:layer="layout" svg:width="2.7cm" svg:height="1.047cm" svg:x="6.006cm" svg:y="9.69cm">
            <draw:text-box>
              <text:p><text:span text:style-name="T3">read_dic()</text:span></text:p>
            </draw:text-box>
          </draw:frame>
          <draw:connector draw:style-name="gr17" draw:text-style-name="P1" draw:layer="layout" svg:x1="5.106cm" svg:y1="11.04cm" svg:x2="7.356cm" svg:y2="10.737cm" draw:start-shape="id5" draw:start-glue-point="1" draw:end-shape="id15" draw:end-glue-point="2" svg:d="M5106 11040h2250v-303" svg:viewBox="0 0 2251 304">
            <text:p/>
          </draw:connector>
        </draw:g>
      </draw:page>
      <draw:page draw:name="page2" draw:style-name="dp1" draw:master-page-name="Padrão">
        <draw:g>
          <draw:custom-shape draw:style-name="gr18" draw:text-style-name="P8" xml:id="id26" draw:id="id26" draw:layer="layout" svg:width="2.6cm" svg:height="0.8cm" svg:x="2.008cm" svg:y="2.2cm">
            <text:p text:style-name="P2"><text:span text:style-name="T2">read_dic()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19" draw:text-style-name="P9" draw:layer="layout" svg:x1="3.309cm" svg:y1="5.4cm" svg:x2="3.309cm" svg:y2="6.4cm" draw:start-shape="id16" draw:start-glue-point="2" draw:end-shape="id17" draw:end-glue-point="0" svg:d="M3309 5400v1000" svg:viewBox="0 0 1 1001">
            <text:p/>
          </draw:connector>
          <draw:custom-shape draw:style-name="gr20" draw:text-style-name="P6" xml:id="id17" draw:id="id17" draw:layer="layout" svg:width="3.6cm" svg:height="1.4cm" svg:x="1.509cm" svg:y="6.4cm">
            <text:p text:style-name="P6">Inicializar grafos</text:p>
            <draw:enhanced-geometry svg:viewBox="0 0 21600 21600" draw:type="rectangle" draw:enhanced-path="M 0 0 L 21600 0 21600 21600 0 21600 0 0 Z N"/>
          </draw:custom-shape>
          <draw:connector draw:style-name="gr19" draw:text-style-name="P9" draw:layer="layout" svg:x1="3.309cm" svg:y1="7.8cm" svg:x2="3.309cm" svg:y2="8.9cm" draw:start-shape="id17" draw:start-glue-point="2" draw:end-shape="id18" draw:end-glue-point="0" svg:d="M3309 7800v1100" svg:viewBox="0 0 1 1101">
            <text:p/>
          </draw:connector>
          <draw:custom-shape draw:style-name="gr21" draw:text-style-name="P6" xml:id="id19" draw:id="id19" draw:layer="layout" svg:width="3.7cm" svg:height="2.7cm" svg:x="1.459cm" svg:y="12.2cm">
            <text:p text:style-name="P6">Para cada</text:p>
            <text:p text:style-name="P6">grafo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6" xml:id="id20" draw:id="id20" draw:layer="layout" svg:width="3.7cm" svg:height="2.7cm" svg:x="7.759cm" svg:y="3.4cm">
            <text:p text:style-name="P6">Para cada</text:p>
            <text:p text:style-name="P6">vértice i do</text:p>
            <text:p text:style-name="P6">grafo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6" xml:id="id21" draw:id="id21" draw:layer="layout" svg:width="3.7cm" svg:height="2.7cm" svg:x="7.759cm" svg:y="6.9cm">
            <text:p text:style-name="P6">Para cada</text:p>
            <text:p text:style-name="P6">vértice j entre</text:p>
            <text:p text:style-name="P6">0 e i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6" xml:id="id22" draw:id="id22" draw:layer="layout" svg:width="3.7cm" svg:height="2.7cm" svg:x="7.759cm" svg:y="10.4cm">
            <text:p text:style-name="P6">peso(i→j) &lt; </text:p>
            <text:p text:style-name="P6">peso máximo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6" xml:id="id23" draw:id="id23" draw:layer="layout" svg:width="3.6cm" svg:height="1.4cm" svg:x="7.809cm" svg:y="14cm">
            <text:p text:style-name="P6">Criar aresta i→j</text:p>
            <draw:enhanced-geometry svg:viewBox="0 0 21600 21600" draw:type="rectangle" draw:enhanced-path="M 0 0 L 21600 0 21600 21600 0 21600 0 0 Z N"/>
          </draw:custom-shape>
          <draw:custom-shape draw:style-name="gr20" draw:text-style-name="P6" xml:id="id24" draw:id="id24" draw:layer="layout" svg:width="3.6cm" svg:height="1.4cm" svg:x="7.809cm" svg:y="16.3cm">
            <text:p text:style-name="P6">Criar aresta j→i</text:p>
            <draw:enhanced-geometry svg:viewBox="0 0 21600 21600" draw:type="rectangle" draw:enhanced-path="M 0 0 L 21600 0 21600 21600 0 21600 0 0 Z N"/>
          </draw:custom-shape>
          <draw:connector draw:style-name="gr19" draw:text-style-name="P9" draw:layer="layout" svg:x1="3.309cm" svg:y1="10.3cm" svg:x2="3.309cm" svg:y2="12.2cm" draw:start-shape="id18" draw:start-glue-point="2" draw:end-shape="id19" draw:end-glue-point="4" svg:d="M3309 10300v1900" svg:viewBox="0 0 1 1901">
            <text:p/>
          </draw:connector>
          <draw:connector draw:style-name="gr19" draw:text-style-name="P9" draw:layer="layout" draw:line-skew="-0.16cm -0.199cm" svg:x1="5.159cm" svg:y1="13.55cm" svg:x2="9.609cm" svg:y2="3.4cm" draw:start-shape="id19" draw:start-glue-point="7" draw:end-shape="id20" draw:end-glue-point="4" svg:d="M5159 13550h1141v-10850h3309v700" svg:viewBox="0 0 4451 10851">
            <text:p/>
          </draw:connector>
          <draw:connector draw:style-name="gr19" draw:text-style-name="P9" draw:layer="layout" svg:x1="9.609cm" svg:y1="6.1cm" svg:x2="9.609cm" svg:y2="6.9cm" draw:start-shape="id20" draw:start-glue-point="6" draw:end-shape="id21" draw:end-glue-point="4" svg:d="M9609 6100v800" svg:viewBox="0 0 1 801">
            <text:p/>
          </draw:connector>
          <draw:connector draw:style-name="gr19" draw:text-style-name="P9" draw:layer="layout" svg:x1="9.609cm" svg:y1="9.6cm" svg:x2="9.609cm" svg:y2="10.4cm" draw:start-shape="id21" draw:start-glue-point="6" draw:end-shape="id22" draw:end-glue-point="4" svg:d="M9609 9600v800" svg:viewBox="0 0 1 801">
            <text:p/>
          </draw:connector>
          <draw:connector draw:style-name="gr19" draw:text-style-name="P9" draw:layer="layout" svg:x1="9.609cm" svg:y1="13.1cm" svg:x2="9.609cm" svg:y2="14cm" draw:start-shape="id22" draw:start-glue-point="6" draw:end-shape="id23" draw:end-glue-point="0" svg:d="M9609 13100v900" svg:viewBox="0 0 1 901">
            <text:p/>
          </draw:connector>
          <draw:connector draw:style-name="gr19" draw:text-style-name="P9" draw:layer="layout" svg:x1="9.609cm" svg:y1="15.4cm" svg:x2="9.609cm" svg:y2="16.3cm" draw:start-shape="id23" draw:start-glue-point="2" draw:end-shape="id24" draw:end-glue-point="0" svg:d="M9609 15400v900" svg:viewBox="0 0 1 901">
            <text:p/>
          </draw:connector>
          <draw:custom-shape draw:style-name="gr20" draw:text-style-name="P6" xml:id="id16" draw:id="id16" draw:layer="layout" svg:width="3.6cm" svg:height="1.4cm" svg:x="1.509cm" svg:y="4cm">
            <text:p text:style-name="P6">Calcular tamanho</text:p>
            <text:p text:style-name="P6">dos grafos</text:p>
            <draw:enhanced-geometry svg:viewBox="0 0 21600 21600" draw:type="rectangle" draw:enhanced-path="M 0 0 L 21600 0 21600 21600 0 21600 0 0 Z N"/>
          </draw:custom-shape>
          <draw:custom-shape draw:style-name="gr20" draw:text-style-name="P6" xml:id="id18" draw:id="id18" draw:layer="layout" svg:width="3.6cm" svg:height="1.4cm" svg:x="1.509cm" svg:y="8.9cm">
            <text:p text:style-name="P6">Inserir palavras</text:p>
            <text:p text:style-name="P6">nos grafo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9" draw:layer="layout" draw:line-skew="0.624cm" svg:x1="7.759cm" svg:y1="4.75cm" svg:x2="3.294cm" svg:y2="10.967cm" draw:start-shape="id20" draw:start-glue-point="5" svg:d="M7759 4750h-1859v6217h-2606" svg:viewBox="0 0 4466 6218">
            <text:p/>
          </draw:connector>
          <draw:connector draw:style-name="gr19" draw:text-style-name="P9" draw:layer="layout" draw:line-skew="0.139cm" svg:x1="11.459cm" svg:y1="8.25cm" svg:x2="11.459cm" svg:y2="4.75cm" draw:start-shape="id21" draw:start-glue-point="7" draw:end-shape="id20" draw:end-glue-point="7" svg:d="M11459 8250h641v-3500h-641" svg:viewBox="0 0 642 3501">
            <text:p/>
          </draw:connector>
          <draw:connector draw:style-name="gr19" draw:text-style-name="P9" draw:layer="layout" draw:line-skew="0cm 0cm -0.1cm" svg:x1="9.609cm" svg:y1="17.7cm" svg:x2="9.609cm" svg:y2="6.9cm" draw:start-shape="id24" draw:start-glue-point="2" draw:end-shape="id21" draw:end-glue-point="4" svg:d="M9609 17700v501h-2351v-11902h2351v601" svg:viewBox="0 0 2352 11903">
            <text:p/>
          </draw:connector>
          <draw:connector draw:style-name="gr19" draw:text-style-name="P9" draw:layer="layout" svg:x1="7.759cm" svg:y1="11.75cm" svg:x2="9.604cm" svg:y2="6.306cm" draw:start-shape="id22" draw:start-glue-point="5" svg:d="M7759 11750h-501v-5444h2346" svg:viewBox="0 0 2347 5445">
            <text:p/>
          </draw:connector>
          <draw:custom-shape draw:style-name="gr22" draw:text-style-name="P10" xml:id="id25" draw:id="id25" draw:layer="layout" svg:width="3.2cm" svg:height="0.8cm" svg:x="1.7cm" svg:y="15.8cm">
            <text:p text:style-name="P2"><text:span text:style-name="T2">return </text:span><text:span text:style-name="T2">grafos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frame draw:style-name="gr23" draw:text-style-name="P11" draw:layer="layout" svg:width="0.7cm" svg:height="0.649cm" svg:x="9.6cm" svg:y="13cm">
            <draw:text-box>
              <text:p>S</text:p>
            </draw:text-box>
          </draw:frame>
          <draw:frame draw:style-name="gr23" draw:text-style-name="P11" draw:layer="layout" svg:width="0.7cm" svg:height="0.649cm" svg:x="7.2cm" svg:y="11.155cm">
            <draw:text-box>
              <text:p>N</text:p>
            </draw:text-box>
          </draw:frame>
          <draw:frame draw:style-name="gr24" draw:text-style-name="P11" draw:layer="layout" svg:width="3.6cm" svg:height="1.047cm" svg:x="3.2cm" svg:y="14.755cm">
            <draw:text-box>
              <text:p>Não há mais grafos</text:p>
            </draw:text-box>
          </draw:frame>
          <draw:frame draw:style-name="gr24" draw:text-style-name="P11" draw:layer="layout" svg:width="1.2cm" svg:height="1.047cm" svg:x="11.3cm" svg:y="8.2cm">
            <draw:text-box>
              <text:p>j = i</text:p>
            </draw:text-box>
          </draw:frame>
          <draw:frame draw:style-name="gr25" draw:text-style-name="P11" draw:layer="layout" svg:width="2.493cm" svg:height="1.445cm" svg:x="6.181cm" svg:y="5.017cm">
            <draw:text-box>
              <text:p>Não há mais vertices</text:p>
            </draw:text-box>
          </draw:frame>
          <draw:frame draw:style-name="gr26" draw:text-style-name="P12" draw:layer="layout" svg:width="2.619cm" svg:height="0.649cm" svg:x="3.417cm" svg:y="8.03cm">
            <draw:text-box>
              <text:p><text:span text:style-name="T3">g_insert()</text:span></text:p>
            </draw:text-box>
          </draw:frame>
          <draw:frame draw:style-name="gr24" draw:text-style-name="P12" draw:layer="layout" svg:width="3.5cm" svg:height="1.047cm" svg:x="3.115cm" svg:y="11.133cm">
            <draw:text-box>
              <text:p><text:span text:style-name="T3">g_make_edges()</text:span></text:p>
            </draw:text-box>
          </draw:frame>
          <draw:line draw:style-name="gr27" draw:text-style-name="P9" draw:layer="layout" svg:x1="4.5cm" svg:y1="8.9cm" svg:x2="4.5cm" svg:y2="8.5cm">
            <text:p/>
          </draw:line>
          <draw:connector draw:style-name="gr19" draw:text-style-name="P9" draw:layer="layout" draw:type="line" svg:x1="3.309cm" svg:y1="14.9cm" svg:x2="3.3cm" svg:y2="15.8cm" draw:start-shape="id19" draw:start-glue-point="6" draw:end-shape="id25" svg:d="M3309 14900l-9 900" svg:viewBox="0 0 10 901">
            <text:p/>
          </draw:connector>
          <draw:line draw:style-name="gr27" draw:text-style-name="P9" draw:layer="layout" svg:x1="4cm" svg:y1="12.7cm" svg:x2="4.6cm" svg:y2="11.7cm">
            <text:p/>
          </draw:line>
          <draw:connector draw:style-name="gr19" draw:text-style-name="P9" draw:layer="layout" svg:x1="3.308cm" svg:y1="3cm" svg:x2="3.309cm" svg:y2="4cm" draw:start-shape="id26" draw:start-glue-point="6" draw:end-shape="id16" draw:end-glue-point="0" svg:d="M3308 3000v501h1v499" svg:viewBox="0 0 2 1001">
            <text:p/>
          </draw:connector>
        </draw:g>
      </draw:page>
      <draw:page draw:name="page3" draw:style-name="dp1" draw:master-page-name="Padrão">
        <draw:custom-shape draw:style-name="gr28" draw:text-style-name="P13" xml:id="id29" draw:id="id29" draw:layer="layout" svg:width="4.7cm" svg:height="2.7cm" svg:x="1.152cm" svg:y="3.1cm">
          <text:p text:style-name="P2"><text:span text:style-name="T4">Ler </text:span><text:span text:style-name="T4">pro</text:span><text:span text:style-name="T4">ble</text:span><text:span text:style-name="T4">ma</text:span><text:span text:style-name="T4">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0" xml:id="id36" draw:id="id36" draw:layer="layout" svg:width="3.322cm" svg:height="0.8cm" svg:x="1.842cm" svg:y="1.1cm">
          <text:p text:style-name="P2"><text:span text:style-name="T2">solve_p</text:span><text:span text:style-name="T2">al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13" xml:id="id27" draw:id="id27" draw:layer="layout" svg:width="4.1cm" svg:height="3.019cm" svg:x="7.052cm" svg:y="2.94cm">
          <text:p text:style-name="P2"><text:span text:style-name="T4">src→ds &lt;= </text:span><text:span text:style-name="T4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9" draw:layer="layout" svg:x1="11.152cm" svg:y1="4.45cm" svg:x2="12.104cm" svg:y2="4.45cm" draw:start-shape="id27" draw:start-glue-point="7" draw:end-shape="id28" draw:end-glue-point="6" svg:d="M11152 4450h952" svg:viewBox="0 0 953 1">
          <text:p/>
        </draw:connector>
        <draw:connector draw:style-name="gr19" draw:text-style-name="P9" draw:layer="layout" svg:x1="5.852cm" svg:y1="4.45cm" svg:x2="7.052cm" svg:y2="4.45cm" draw:start-shape="id29" draw:start-glue-point="7" draw:end-shape="id27" draw:end-glue-point="5" svg:d="M5852 4450h1200" svg:viewBox="0 0 1201 1">
          <text:p/>
        </draw:connector>
        <draw:connector draw:style-name="gr19" draw:text-style-name="P9" draw:layer="layout" svg:x1="13.904cm" svg:y1="3.75cm" svg:x2="3.502cm" svg:y2="2.501cm" draw:start-shape="id28" draw:start-glue-point="5" draw:end-shape="id30" draw:end-glue-point="0" svg:d="M13904 3750v-1249h-10402" svg:viewBox="0 0 10403 1250">
          <text:p/>
        </draw:connector>
        <draw:custom-shape draw:style-name="gr31" draw:text-style-name="P13" xml:id="id31" draw:id="id31" draw:layer="layout" svg:width="3.6cm" svg:height="1.4cm" svg:x="7.302cm" svg:y="7.359cm">
          <text:p text:style-name="P2"><text:span text:style-name="T4">Encontrar </text:span><text:span text:style-name="T4">vértice de </text:span><text:span text:style-name="T4">partida</text:span></text:p>
          <draw:enhanced-geometry svg:viewBox="0 0 21600 21600" draw:type="rectangle" draw:enhanced-path="M 0 0 L 21600 0 21600 21600 0 21600 0 0 Z N"/>
        </draw:custom-shape>
        <draw:connector draw:style-name="gr19" draw:text-style-name="P9" draw:layer="layout" svg:x1="9.102cm" svg:y1="5.959cm" svg:x2="9.102cm" svg:y2="7.359cm" draw:start-shape="id27" draw:start-glue-point="6" draw:end-shape="id31" draw:end-glue-point="0" svg:d="M9102 5959v1400" svg:viewBox="0 0 1 1401">
          <text:p/>
        </draw:connector>
        <draw:custom-shape draw:style-name="gr32" draw:text-style-name="P13" xml:id="id32" draw:id="id32" draw:layer="layout" svg:width="3.6cm" svg:height="1.4cm" svg:x="7.304cm" svg:y="9.659cm">
          <text:p text:style-name="P2"><text:span text:style-name="T4">Encontrar vértice de 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9" draw:layer="layout" svg:x1="9.102cm" svg:y1="8.759cm" svg:x2="9.104cm" svg:y2="9.659cm" draw:start-shape="id31" draw:start-glue-point="2" draw:end-shape="id32" draw:end-glue-point="0" svg:d="M9102 8759v450h2v450" svg:viewBox="0 0 3 901">
          <text:p/>
        </draw:connector>
        <draw:custom-shape draw:style-name="gr33" draw:text-style-name="P13" xml:id="id33" draw:id="id33" draw:layer="layout" svg:width="3.6cm" svg:height="1.4cm" svg:x="7.3cm" svg:y="11.959cm">
          <text:p text:style-name="P2"><text:span text:style-name="T4">Calcular caminho mais cur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9" draw:layer="layout" svg:x1="9.104cm" svg:y1="11.059cm" svg:x2="9.1cm" svg:y2="11.959cm" draw:start-shape="id32" draw:start-glue-point="2" draw:end-shape="id33" draw:end-glue-point="0" svg:d="M9104 11059v450h-4v450" svg:viewBox="0 0 5 901">
          <text:p/>
        </draw:connector>
        <draw:custom-shape draw:style-name="gr34" draw:text-style-name="P13" xml:id="id34" draw:id="id34" draw:layer="layout" svg:width="4.304cm" svg:height="2.966cm" svg:x="6.948cm" svg:y="14.393cm">
          <text:p text:style-name="P2"><text:span text:style-name="T4">Caminho <text:s/>exis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9" draw:layer="layout" svg:x1="9.1cm" svg:y1="13.359cm" svg:x2="9.1cm" svg:y2="14.393cm" draw:start-shape="id33" draw:start-glue-point="2" draw:end-shape="id34" draw:end-glue-point="4" svg:d="M9100 13359v1034" svg:viewBox="0 0 1 1035">
          <text:p/>
        </draw:connector>
        <draw:custom-shape draw:style-name="gr35" draw:text-style-name="P14" xml:id="id28" draw:id="id28" draw:layer="layout" svg:width="3.6cm" svg:height="1.4cm" svg:x="12.104cm" svg:y="3.75cm">
          <text:p text:style-name="P6">Escrever soluçã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9" draw:text-style-name="P9" draw:layer="layout" svg:x1="11.252cm" svg:y1="15.876cm" svg:x2="13.904cm" svg:y2="5.15cm" draw:start-shape="id34" draw:start-glue-point="7" draw:end-shape="id28" draw:end-glue-point="7" svg:d="M11252 15876h2652v-10726" svg:viewBox="0 0 2653 10727">
          <text:p/>
        </draw:connector>
        <draw:custom-shape draw:style-name="gr36" draw:text-style-name="P14" xml:id="id35" draw:id="id35" draw:layer="layout" svg:width="3.6cm" svg:height="1.638cm" svg:x="7.299cm" svg:y="18.262cm">
          <text:p text:style-name="P6"><text:span text:style-name="T5">Escrever caminho e pes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9" draw:text-style-name="P9" draw:layer="layout" svg:x1="9.1cm" svg:y1="17.359cm" svg:x2="9.099cm" svg:y2="18.262cm" draw:start-shape="id34" draw:start-glue-point="6" draw:end-shape="id35" draw:end-glue-point="5" svg:d="M9100 17359v452h-1v451" svg:viewBox="0 0 2 904">
          <text:p/>
        </draw:connector>
        <draw:connector draw:style-name="gr19" draw:text-style-name="P9" xml:id="id30" draw:id="id30" draw:layer="layout" svg:x1="3.503cm" svg:y1="1.9cm" svg:x2="3.502cm" svg:y2="3.1cm" draw:start-shape="id36" draw:start-glue-point="6" draw:end-shape="id29" draw:end-glue-point="4" svg:d="M3503 1900v601h-1v599" svg:viewBox="0 0 2 1201">
          <text:p/>
        </draw:connector>
        <draw:connector draw:style-name="gr19" draw:text-style-name="P9" draw:layer="layout" draw:line-skew="0cm 10.925cm" svg:x1="9.099cm" svg:y1="19.9cm" svg:x2="3.502cm" svg:y2="2.501cm" draw:start-shape="id35" draw:start-glue-point="7" draw:end-shape="id30" draw:end-glue-point="0" svg:d="M9099 19900v502h7301v-17901h-12898" svg:viewBox="0 0 12899 17902">
          <text:p/>
        </draw:connector>
        <draw:frame draw:style-name="gr37" draw:text-style-name="P15" xml:id="id37" draw:id="id37" draw:layer="layout" svg:width="4.1cm" svg:height="1.141cm" svg:x="10.012cm" svg:y="11.159cm">
          <draw:text-box>
            <text:p><text:span text:style-name="T6">shortest_path()</text:span></text:p>
          </draw:text-box>
        </draw:frame>
        <draw:connector draw:style-name="gr38" draw:text-style-name="P6" draw:layer="layout" svg:x1="10.9cm" svg:y1="12.659cm" svg:x2="12.062cm" svg:y2="12.3cm" draw:start-shape="id33" draw:start-glue-point="1" draw:end-shape="id37" draw:end-glue-point="2" svg:d="M10900 12659h1162v-359" svg:viewBox="0 0 1163 360">
          <text:p/>
        </draw:connector>
        <draw:frame draw:style-name="gr23" draw:text-style-name="P11" draw:layer="layout" svg:width="1.1cm" svg:height="0.649cm" svg:x="9.021cm" svg:y="6.113cm">
          <draw:text-box>
            <text:p>N</text:p>
          </draw:text-box>
        </draw:frame>
        <draw:frame draw:style-name="gr23" draw:text-style-name="P11" draw:layer="layout" svg:width="1.1cm" svg:height="0.649cm" svg:x="11.052cm" svg:y="3.759cm">
          <draw:text-box>
            <text:p>S</text:p>
          </draw:text-box>
        </draw:frame>
        <draw:frame draw:style-name="gr23" draw:text-style-name="P11" draw:layer="layout" svg:width="1.1cm" svg:height="0.649cm" svg:x="11.1cm" svg:y="15.251cm">
          <draw:text-box>
            <text:p>N</text:p>
          </draw:text-box>
        </draw:frame>
        <draw:frame draw:style-name="gr23" draw:text-style-name="P11" draw:layer="layout" svg:width="1.1cm" svg:height="0.649cm" svg:x="9.2cm" svg:y="17.351cm">
          <draw:text-box>
            <text:p>S</text:p>
          </draw:text-box>
        </draw:frame>
        <draw:frame draw:style-name="gr39" draw:text-style-name="P16" draw:layer="layout" svg:width="1.3cm" svg:height="0.8cm" svg:x="3.5cm" svg:y="5.8cm">
          <draw:text-box>
            <text:p><text:span text:style-name="T7">EOF</text:span></text:p>
          </draw:text-box>
        </draw:frame>
        <draw:custom-shape draw:style-name="gr40" draw:text-style-name="P10" xml:id="id38" draw:id="id38" draw:layer="layout" svg:width="2.2cm" svg:height="0.8cm" svg:x="2.404cm" svg:y="7cm">
          <text:p text:style-name="P2"><text:span text:style-name="T2">retur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" draw:text-style-name="P9" draw:layer="layout" draw:type="line" svg:x1="3.502cm" svg:y1="5.8cm" svg:x2="3.504cm" svg:y2="7cm" draw:start-shape="id29" draw:start-glue-point="6" draw:end-shape="id38" draw:end-glue-point="4" svg:d="M3502 5800l2 1200" svg:viewBox="0 0 3 1201">
          <text:p/>
        </draw:connector>
        <draw:frame draw:style-name="gr41" draw:text-style-name="P16" xml:id="id39" draw:id="id39" draw:layer="layout" svg:width="3.254cm" svg:height="0.649cm" svg:x="10.3cm" svg:y="17.5cm">
          <draw:text-box>
            <text:p><text:span text:style-name="T7">fprint_path()</text:span></text:p>
          </draw:text-box>
        </draw:frame>
        <draw:connector draw:style-name="gr38" draw:text-style-name="P6" draw:layer="layout" svg:x1="10.899cm" svg:y1="19.081cm" svg:x2="11.927cm" svg:y2="18.149cm" draw:start-shape="id35" draw:start-glue-point="8" draw:end-shape="id39" draw:end-glue-point="2" svg:d="M10899 19081h1028v-932" svg:viewBox="0 0 1029 933">
          <text:p/>
        </draw:connector>
        <draw:frame draw:style-name="gr42" draw:text-style-name="P16" xml:id="id40" draw:id="id40" draw:layer="layout" svg:width="3.677cm" svg:height="0.649cm" svg:x="10.2cm" svg:y="6.5cm">
          <draw:text-box>
            <text:p text:style-name="P17"><text:span text:style-name="T7">g_find_vertex()</text:span></text:p>
          </draw:text-box>
        </draw:frame>
        <draw:connector draw:style-name="gr38" draw:text-style-name="P6" draw:layer="layout" svg:x1="10.904cm" svg:y1="10.359cm" svg:x2="12.038cm" svg:y2="7.149cm" draw:start-shape="id32" draw:start-glue-point="1" draw:end-shape="id40" svg:d="M10904 10359h1134v-3210" svg:viewBox="0 0 1135 3211">
          <text:p/>
        </draw:connector>
        <draw:connector draw:style-name="gr38" draw:text-style-name="P6" draw:layer="layout" svg:x1="10.902cm" svg:y1="8.059cm" svg:x2="12.038cm" svg:y2="7.149cm" draw:start-shape="id31" draw:start-glue-point="1" draw:end-shape="id40" draw:end-glue-point="2" svg:d="M10902 8059h1136v-910" svg:viewBox="0 0 1137 911">
          <text:p/>
        </draw:connector>
      </draw:page>
      <draw:page draw:name="page4" draw:style-name="dp1" draw:master-page-name="Padrão">
        <draw:g>
          <draw:custom-shape draw:style-name="gr43" draw:text-style-name="P10" xml:id="id58" draw:id="id58" draw:layer="layout" svg:width="4cm" svg:height="1.1cm" svg:x="1.7cm" svg:y="1.7cm">
            <text:p text:style-name="P2"><text:span text:style-name="T2">shortest_path()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4" draw:text-style-name="P18" xml:id="id46" draw:id="id46" draw:layer="layout" svg:width="3.6cm" svg:height="2.115cm" svg:x="1.895cm" svg:y="3.585cm">
            <text:p text:style-name="P2"><text:span text:style-name="T8">Inicializar: </text:span></text:p>
            <text:p text:style-name="P2"><text:span text:style-name="T8">fila prioritária</text:span></text:p>
            <text:p text:style-name="P2"><text:span text:style-name="T9"><text:s/></text:span><text:span text:style-name="T9">st[ ] = -1</text:span></text:p>
            <text:p text:style-name="P2"><text:span text:style-name="T9">wt[ ] = MAX_WT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18" xml:id="id47" draw:id="id47" draw:layer="layout" svg:width="3.6cm" svg:height="1.6cm" svg:x="1.895cm" svg:y="6.5cm">
            <text:p text:style-name="P2"><text:span text:style-name="T8">Inserir vértice de partida na fila</text:span></text:p>
            <text:p text:style-name="P2"><text:span text:style-name="T9">wt[src] = 0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18" xml:id="id41" draw:id="id41" draw:layer="layout" svg:width="3.6cm" svg:height="1.3cm" svg:x="1.896cm" svg:y="12.3cm">
            <text:p text:style-name="P2"><text:span text:style-name="T8">Libertar memóri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0" xml:id="id42" draw:id="id42" draw:layer="layout" svg:width="2.6cm" svg:height="1cm" svg:x="2.4cm" svg:y="14.7cm">
            <text:p text:style-name="P2"><text:span text:style-name="T2">return w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8" draw:text-style-name="P18" xml:id="id44" draw:id="id44" draw:layer="layout" svg:width="4.2cm" svg:height="1.4cm" svg:x="6.9cm" svg:y="3.596cm">
            <text:p text:style-name="P2"><text:span text:style-name="T8">Remover elemento V mais prioritário da he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8" xml:id="id45" draw:id="id45" draw:layer="layout" svg:width="4.4cm" svg:height="2.6cm" svg:x="6.8cm" svg:y="5.8cm">
            <text:p text:style-name="P2"><text:span text:style-name="T8">V é o vertice de partida ?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0" draw:text-style-name="P19" xml:id="id48" draw:id="id48" draw:layer="layout" svg:width="3.6cm" svg:height="1.039cm" svg:x="7.2cm" svg:y="9.2cm">
            <text:p text:style-name="P19">Obter próximo adjacente A de V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8" xml:id="id43" draw:id="id43" draw:layer="layout" svg:width="4.4cm" svg:height="2.6cm" svg:x="1.495cm" svg:y="8.996cm">
            <text:p text:style-name="P2"><text:span text:style-name="T10">Fila vazia?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2" draw:text-style-name="P18" xml:id="id50" draw:id="id50" draw:layer="layout" svg:width="4.8cm" svg:height="2.6cm" svg:x="6.6cm" svg:y="14.5cm">
            <text:p text:style-name="P2"><text:span text:style-name="T10">src→A &gt; max_weight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3" draw:text-style-name="P18" xml:id="id49" draw:id="id49" draw:layer="layout" svg:width="4.6cm" svg:height="2.6cm" svg:x="6.7cm" svg:y="11.1cm">
            <text:p text:style-name="P2"><text:span text:style-name="T10">Adjacente A encontrado?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4" draw:text-style-name="P18" xml:id="id51" draw:id="id51" draw:layer="layout" svg:width="4.4cm" svg:height="2.6cm" svg:x="12.114cm" svg:y="2.9cm">
            <text:p text:style-name="P2"><text:span text:style-name="T10">wt[V] + V→A &lt; wt[A]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5" draw:text-style-name="P18" xml:id="id52" draw:id="id52" draw:layer="layout" svg:width="3.6cm" svg:height="1.3cm" svg:x="12.514cm" svg:y="6.4cm">
            <text:p text:style-name="P2"><text:span text:style-name="T8">Atualizar a distância wt[A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8" xml:id="id53" draw:id="id53" draw:layer="layout" svg:width="3.6cm" svg:height="1.3cm" svg:x="12.514cm" svg:y="8.3cm">
            <text:p text:style-name="P2"><text:span text:style-name="T8">Marcar A como visitado por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8" xml:id="id54" draw:id="id54" draw:layer="layout" svg:width="4.4cm" svg:height="2.6cm" svg:x="12.114cm" svg:y="10.3cm">
            <text:p text:style-name="P2"><text:span text:style-name="T8">A está na fila ?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8" draw:text-style-name="P18" xml:id="id55" draw:id="id55" draw:layer="layout" svg:width="3.6cm" svg:height="1.3cm" svg:x="15.056cm" svg:y="14.1cm">
            <text:p text:style-name="P2"><text:span text:style-name="T8">Incrementar a prioridade de A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8" xml:id="id56" draw:id="id56" draw:layer="layout" svg:width="3.6cm" svg:height="1.3cm" svg:x="15.106cm" svg:y="15.9cm">
            <text:p text:style-name="P2"><text:span text:style-name="T8">Inserir A na fil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9" draw:layer="layout" svg:x1="3.696cm" svg:y1="13.6cm" svg:x2="3.7cm" svg:y2="14.7cm" draw:start-shape="id41" draw:start-glue-point="2" draw:end-shape="id42" draw:end-glue-point="4" svg:d="M3696 13600v550h4v550" svg:viewBox="0 0 5 1101">
            <text:p/>
          </draw:connector>
          <draw:connector draw:style-name="gr19" draw:text-style-name="P9" draw:layer="layout" draw:line-skew="-0.198cm -0.195cm" svg:x1="5.895cm" svg:y1="10.296cm" svg:x2="9cm" svg:y2="3.596cm" draw:start-shape="id43" draw:start-glue-point="7" draw:end-shape="id44" draw:end-glue-point="0" svg:d="M5895 10296h305v-7396h2800v696" svg:viewBox="0 0 3106 7397">
            <text:p/>
          </draw:connector>
          <draw:connector draw:style-name="gr19" draw:text-style-name="P9" draw:layer="layout" svg:x1="9cm" svg:y1="4.996cm" svg:x2="9cm" svg:y2="5.8cm" draw:start-shape="id44" draw:start-glue-point="2" draw:end-shape="id45" draw:end-glue-point="4" svg:d="M9000 4996v804" svg:viewBox="0 0 1 805">
            <text:p/>
          </draw:connector>
          <draw:connector draw:style-name="gr19" draw:text-style-name="P9" draw:layer="layout" svg:x1="3.695cm" svg:y1="5.7cm" svg:x2="3.695cm" svg:y2="6.5cm" draw:start-shape="id46" draw:start-glue-point="2" draw:end-shape="id47" draw:end-glue-point="0" svg:d="M3695 5700v800" svg:viewBox="0 0 1 801">
            <text:p/>
          </draw:connector>
          <draw:connector draw:style-name="gr19" draw:text-style-name="P9" draw:layer="layout" svg:x1="3.695cm" svg:y1="8.1cm" svg:x2="3.695cm" svg:y2="8.996cm" draw:start-shape="id47" draw:start-glue-point="2" draw:end-shape="id43" draw:end-glue-point="4" svg:d="M3695 8100v896" svg:viewBox="0 0 1 897">
            <text:p/>
          </draw:connector>
          <draw:connector draw:style-name="gr19" draw:text-style-name="P9" draw:layer="layout" svg:x1="9cm" svg:y1="8.4cm" svg:x2="9cm" svg:y2="9.2cm" draw:start-shape="id45" draw:start-glue-point="6" draw:end-shape="id48" draw:end-glue-point="0" svg:d="M9000 8400v800" svg:viewBox="0 0 1 801">
            <text:p/>
          </draw:connector>
          <draw:connector draw:style-name="gr19" draw:text-style-name="P9" draw:layer="layout" svg:x1="9cm" svg:y1="10.239cm" svg:x2="9cm" svg:y2="11.1cm" draw:start-shape="id48" draw:start-glue-point="2" draw:end-shape="id49" draw:end-glue-point="4" svg:d="M9000 10239v861" svg:viewBox="0 0 1 862">
            <text:p/>
          </draw:connector>
          <draw:connector draw:style-name="gr19" draw:text-style-name="P9" draw:layer="layout" svg:x1="9cm" svg:y1="13.7cm" svg:x2="9cm" svg:y2="14.5cm" draw:start-shape="id49" draw:start-glue-point="6" draw:end-shape="id50" draw:end-glue-point="4" svg:d="M9000 13700v800" svg:viewBox="0 0 1 801">
            <text:p/>
          </draw:connector>
          <draw:connector draw:style-name="gr19" draw:text-style-name="P9" draw:layer="layout" draw:line-skew="0.698cm 2.984cm -0.099cm" svg:x1="9cm" svg:y1="17.1cm" svg:x2="14.314cm" svg:y2="2.9cm" draw:start-shape="id50" draw:start-glue-point="6" draw:end-shape="id51" draw:end-glue-point="4" svg:d="M9000 17100v1200h11000v-16000h-5686v600" svg:viewBox="0 0 11001 16001">
            <text:p/>
          </draw:connector>
          <draw:connector draw:style-name="gr19" draw:text-style-name="P9" draw:layer="layout" svg:x1="14.314cm" svg:y1="5.5cm" svg:x2="14.314cm" svg:y2="6.4cm" draw:start-shape="id51" draw:start-glue-point="6" draw:end-shape="id52" draw:end-glue-point="0" svg:d="M14314 5500v900" svg:viewBox="0 0 1 901">
            <text:p/>
          </draw:connector>
          <draw:connector draw:style-name="gr19" draw:text-style-name="P9" draw:layer="layout" svg:x1="14.314cm" svg:y1="9.6cm" svg:x2="14.314cm" svg:y2="10.3cm" draw:start-shape="id53" draw:start-glue-point="2" draw:end-shape="id54" draw:end-glue-point="4" svg:d="M14314 9600v700" svg:viewBox="0 0 1 701">
            <text:p/>
          </draw:connector>
          <draw:connector draw:style-name="gr19" draw:text-style-name="P9" draw:layer="layout" draw:line-skew="-0.16cm" svg:x1="16.514cm" svg:y1="11.6cm" svg:x2="16.856cm" svg:y2="14.1cm" draw:start-shape="id54" draw:start-glue-point="7" draw:end-shape="id55" draw:end-glue-point="0" svg:d="M16514 11600h342v1901 599" svg:viewBox="0 0 343 2501">
            <text:p/>
          </draw:connector>
          <draw:connector draw:style-name="gr19" draw:text-style-name="P9" draw:layer="layout" svg:x1="14.314cm" svg:y1="12.9cm" svg:x2="15.106cm" svg:y2="16.55cm" draw:start-shape="id54" draw:start-glue-point="6" draw:end-shape="id56" draw:end-glue-point="3" svg:d="M14314 12900v3650h792" svg:viewBox="0 0 793 3651">
            <text:p/>
          </draw:connector>
          <draw:connector draw:style-name="gr38" draw:text-style-name="P6" draw:layer="layout" draw:line-skew="0.243cm" svg:x1="18.656cm" svg:y1="14.75cm" svg:x2="11.902cm" svg:y2="17.5cm" draw:start-shape="id55" draw:start-glue-point="1" svg:d="M18656 14750h744v2750h-7498" svg:viewBox="0 0 7499 2751">
            <text:p/>
          </draw:connector>
          <draw:connector draw:style-name="gr38" draw:text-style-name="P6" xml:id="id57" draw:id="id57" draw:layer="layout" draw:line-skew="2.384cm" svg:x1="16.514cm" svg:y1="4.2cm" svg:x2="11.902cm" svg:y2="17.5cm" draw:start-shape="id51" draw:start-glue-point="7" svg:d="M16514 4200h2886v13300h-7498" svg:viewBox="0 0 7499 13301">
            <text:p/>
          </draw:connector>
          <draw:connector draw:style-name="gr38" draw:text-style-name="P6" draw:layer="layout" svg:x1="11.4cm" svg:y1="15.8cm" svg:x2="10.8cm" svg:y2="9.719cm" draw:start-shape="id50" draw:start-glue-point="7" draw:end-shape="id48" draw:end-glue-point="1" svg:d="M11400 15800h502v-6081h-1102" svg:viewBox="0 0 1103 6082">
            <text:p/>
          </draw:connector>
          <draw:connector draw:style-name="gr19" draw:text-style-name="P9" draw:layer="layout" svg:x1="3.695cm" svg:y1="11.596cm" svg:x2="3.696cm" svg:y2="12.3cm" draw:start-shape="id43" draw:start-glue-point="6" draw:end-shape="id41" draw:end-glue-point="0" svg:d="M3695 11596v353h1v351" svg:viewBox="0 0 2 705">
            <text:p/>
          </draw:connector>
          <draw:connector draw:style-name="gr19" draw:text-style-name="P9" draw:layer="layout" draw:line-skew="0.352cm" svg:x1="6.8cm" svg:y1="7.1cm" svg:x2="5.496cm" svg:y2="12.95cm" draw:start-shape="id45" draw:start-glue-point="5" draw:end-shape="id41" svg:d="M6800 7100h-300v5850h-1004" svg:viewBox="0 0 1305 5851">
            <text:p/>
          </draw:connector>
          <draw:connector draw:style-name="gr19" draw:text-style-name="P9" draw:layer="layout" draw:line-skew="-0.402cm 0.005cm" svg:x1="11.3cm" svg:y1="12.4cm" svg:x2="3.695cm" svg:y2="8.996cm" draw:start-shape="id49" draw:start-glue-point="7" draw:end-shape="id43" draw:end-glue-point="4" svg:d="M11300 12400h100v-3900h-7705v496" svg:viewBox="0 0 7706 3901">
            <text:p/>
          </draw:connector>
          <draw:frame draw:style-name="gr60" draw:text-style-name="P11" draw:layer="layout" svg:width="0.7cm" svg:height="0.7cm" svg:x="10.7cm" svg:y="11.4cm">
            <draw:text-box>
              <text:p>N</text:p>
            </draw:text-box>
          </draw:frame>
          <draw:frame draw:style-name="gr23" draw:text-style-name="P11" draw:layer="layout" svg:width="0.7cm" svg:height="0.649cm" svg:x="11.1cm" svg:y="15.155cm">
            <draw:text-box>
              <text:p>N</text:p>
            </draw:text-box>
          </draw:frame>
          <draw:connector draw:style-name="gr19" draw:text-style-name="P9" draw:layer="layout" svg:x1="14.314cm" svg:y1="7.7cm" svg:x2="14.314cm" svg:y2="8.3cm" draw:start-shape="id52" draw:start-glue-point="2" draw:end-shape="id53" draw:end-glue-point="0" svg:d="M14314 7700v600" svg:viewBox="0 0 1 601">
            <text:p/>
          </draw:connector>
          <draw:frame draw:style-name="gr23" draw:text-style-name="P11" draw:layer="layout" svg:width="1.1cm" svg:height="0.649cm" svg:x="16.3cm" svg:y="11.055cm">
            <draw:text-box>
              <text:p>S</text:p>
            </draw:text-box>
          </draw:frame>
          <draw:frame draw:style-name="gr23" draw:text-style-name="P11" draw:layer="layout" svg:width="1.1cm" svg:height="0.649cm" svg:x="16.3cm" svg:y="3.555cm">
            <draw:text-box>
              <text:p>N</text:p>
            </draw:text-box>
          </draw:frame>
          <draw:frame draw:style-name="gr23" draw:text-style-name="P11" draw:layer="layout" svg:width="1.1cm" svg:height="0.649cm" svg:x="6.3cm" svg:y="6.555cm">
            <draw:text-box>
              <text:p>S</text:p>
            </draw:text-box>
          </draw:frame>
          <draw:frame draw:style-name="gr23" draw:text-style-name="P11" draw:layer="layout" svg:width="1.1cm" svg:height="0.649cm" svg:x="5.6cm" svg:y="9.7cm">
            <draw:text-box>
              <text:p>N</text:p>
            </draw:text-box>
          </draw:frame>
          <draw:frame draw:style-name="gr23" draw:text-style-name="P11" draw:layer="layout" svg:width="1.1cm" svg:height="0.649cm" svg:x="14.2cm" svg:y="5.355cm">
            <draw:text-box>
              <text:p>S</text:p>
            </draw:text-box>
          </draw:frame>
          <draw:frame draw:style-name="gr23" draw:text-style-name="P11" draw:layer="layout" svg:width="1.1cm" svg:height="0.649cm" svg:x="14.3cm" svg:y="12.8cm">
            <draw:text-box>
              <text:p>N</text:p>
            </draw:text-box>
          </draw:frame>
          <draw:frame draw:style-name="gr23" draw:text-style-name="P11" draw:layer="layout" svg:width="1.1cm" svg:height="0.649cm" svg:x="9cm" svg:y="8.6cm">
            <draw:text-box>
              <text:p>N</text:p>
            </draw:text-box>
          </draw:frame>
          <draw:frame draw:style-name="gr23" draw:text-style-name="P11" draw:layer="layout" svg:width="1.1cm" svg:height="0.649cm" svg:x="9.1cm" svg:y="13.7cm">
            <draw:text-box>
              <text:p>S</text:p>
            </draw:text-box>
          </draw:frame>
          <draw:frame draw:style-name="gr23" draw:text-style-name="P11" draw:layer="layout" svg:width="1.1cm" svg:height="0.649cm" svg:x="8.9cm" svg:y="16.9cm">
            <draw:text-box>
              <text:p>S</text:p>
            </draw:text-box>
          </draw:frame>
          <draw:frame draw:style-name="gr23" draw:text-style-name="P11" draw:layer="layout" svg:width="1.1cm" svg:height="0.649cm" svg:x="3.8cm" svg:y="11.5cm">
            <draw:text-box>
              <text:p>S</text:p>
            </draw:text-box>
          </draw:frame>
          <draw:connector draw:style-name="gr27" draw:text-style-name="P9" draw:layer="layout" draw:type="line" svg:x1="18.706cm" svg:y1="16.55cm" svg:x2="19.393cm" svg:y2="16.543cm" draw:start-shape="id56" draw:start-glue-point="1" svg:d="M18706 16550l687-7" svg:viewBox="0 0 688 8">
            <text:p/>
          </draw:connector>
          <draw:connector draw:style-name="gr27" draw:text-style-name="P9" draw:layer="layout" draw:type="line" svg:x1="11.902cm" svg:y1="17.5cm" svg:x2="11.902cm" svg:y2="15.691cm" draw:start-shape="id57" draw:start-glue-point="3" svg:d="M11902 17500v-1809" svg:viewBox="0 0 1 1810">
            <text:p/>
          </draw:connector>
          <draw:connector draw:style-name="gr19" draw:text-style-name="P9" draw:layer="layout" draw:type="line" svg:x1="3.7cm" svg:y1="2.8cm" svg:x2="3.695cm" svg:y2="3.585cm" draw:start-shape="id58" draw:start-glue-point="6" draw:end-shape="id46" svg:d="M3700 2800l-5 785" svg:viewBox="0 0 6 78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adornments="Regular" style:font-pitch="fixed"/>
    <style:font-face style:name="Liberation Mono" svg:font-family="'Liberation Mono'" style:font-adornments="Regular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Regular" style:font-pitch="variable" fo:font-size="10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Regular" style:font-pitch="variable" fo:font-size="10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19:36:39.204521701</meta:creation-date>
    <dc:date>2016-12-12T23:06:43.215788555</dc:date>
    <meta:editing-duration>PT1H59M44S</meta:editing-duration>
    <meta:editing-cycles>66</meta:editing-cycles>
    <meta:generator>LibreOffice/5.2.3.3$Linux_X86_64 LibreOffice_project/20m0$Build-3</meta:generator>
    <meta:document-statistic meta:object-count="150"/>
  </office:meta>
</office:document-meta>
</file>